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999cm"/>
    </style:style>
    <style:style style:name="ro1" style:family="table-row">
      <style:table-row-properties style:row-height="4.001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4" style:family="table-cell" style:parent-style-name="Default">
      <style:table-cell-properties style:text-align-source="fix" style:repeat-content="false" fo:wrap-option="wrap" fo:border="2.01pt solid #000000" style:vertical-align="middle"/>
      <style:paragraph-properties fo:text-align="center" fo:margin-left="0cm"/>
      <style:text-properties fo:font-weight="bold" style:font-weight-asian="bold" style:font-weight-complex="bold" fo:hyphenate="true"/>
    </style:style>
    <style:style style:name="ce3"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style:text-align-source="fix" style:repeat-content="false" fo:wrap-option="wrap" fo:border="2.01pt solid #000000" style:vertical-align="middle"/>
      <style:paragraph-properties fo:text-align="center" fo:margin-left="0cm"/>
      <style:text-properties fo:hyphenate="true"/>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37">
      <style:table-cell-properties style:text-align-source="fix" style:repeat-content="false" fo:wrap-option="wrap" fo:border="2.01pt solid #000000" style:vertical-align="middle"/>
      <style:paragraph-properties fo:text-align="center" fo:margin-left="0cm"/>
      <style:text-properties fo:hyphenate="true"/>
    </style:style>
    <style:style style:name="ce11" style:family="table-cell" style:parent-style-name="Default">
      <style:table-cell-properties style:text-align-source="fix" style:repeat-content="false" style:vertical-align="middle"/>
      <style:paragraph-properties fo:text-align="center" fo:margin-left="0cm"/>
      <style:text-properties fo:font-size="18pt" fo:font-weight="bold" style:font-size-asian="18pt" style:font-weight-asian="bold" style:font-size-complex="18pt" style:font-weight-complex="bold"/>
    </style:style>
    <style:style style:name="ce12" style:family="table-cell" style:parent-style-name="Default">
      <style:table-cell-properties style:text-align-source="fix" style:repeat-content="false" fo:wrap-option="wrap" fo:border="2.01pt solid #000000" style:vertical-align="middle"/>
      <style:paragraph-properties fo:text-align="center"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3" style:family="table-cell" style:parent-style-name="Default">
      <style:table-cell-properties style:text-align-source="fix" style:repeat-content="false" fo:border="2.01pt solid #000000" style:vertical-align="middle"/>
      <style:paragraph-properties fo:text-align="center" fo:margin-left="0cm"/>
      <style:text-properties fo:font-weight="bold" style:font-weight-asian="bold" style:font-weight-complex="bold"/>
    </style:style>
  </office:automatic-styles>
  <office:body>
    <office:spreadsheet>
      <table:table table:name="Feuille1" table:style-name="ta1">
        <table:table-column table:style-name="co1" table:number-columns-repeated="1024" table:default-cell-style-name="ce3"/>
        <table:table-row table:style-name="ro1">
          <table:table-cell table:style-name="ce4" office:value-type="string" calcext:value-type="string">
            <text:p>Titre</text:p>
          </table:table-cell>
          <table:table-cell table:style-name="ce4" office:value-type="string" calcext:value-type="string">
            <text:p>Résumé</text:p>
          </table:table-cell>
          <table:table-cell table:style-name="ce4" office:value-type="string" calcext:value-type="string">
            <text:p>Lien</text:p>
          </table:table-cell>
          <table:table-cell table:style-name="ce4" office:value-type="string" calcext:value-type="string">
            <text:p>Date</text:p>
          </table:table-cell>
          <table:table-cell table:style-name="ce11" office:value-type="string" calcext:value-type="string">
            <text:p>Cyber attaque </text:p>
          </table:table-cell>
          <table:table-cell/>
          <table:table-cell table:style-name="ce4" office:value-type="string" calcext:value-type="string">
            <text:p>Titre</text:p>
          </table:table-cell>
          <table:table-cell table:style-name="ce4" office:value-type="string" calcext:value-type="string">
            <text:p>Résumé</text:p>
          </table:table-cell>
          <table:table-cell table:style-name="ce4" office:value-type="string" calcext:value-type="string">
            <text:p>Lien</text:p>
          </table:table-cell>
          <table:table-cell table:style-name="ce4" office:value-type="string" calcext:value-type="string">
            <text:p>Date</text:p>
          </table:table-cell>
          <table:table-cell table:style-name="ce11" office:value-type="string" calcext:value-type="string">
            <text:p>Intelligence artificielle</text:p>
          </table:table-cell>
          <table:table-cell/>
          <table:table-cell table:style-name="ce13" office:value-type="string" calcext:value-type="string">
            <text:p>Titre</text:p>
          </table:table-cell>
          <table:table-cell table:style-name="ce13" office:value-type="string" calcext:value-type="string">
            <text:p>Résumé</text:p>
          </table:table-cell>
          <table:table-cell table:style-name="ce13" office:value-type="string" calcext:value-type="string">
            <text:p>Lien</text:p>
          </table:table-cell>
          <table:table-cell table:style-name="ce13" office:value-type="string" calcext:value-type="string">
            <text:p>Date</text:p>
          </table:table-cell>
          <table:table-cell table:style-name="ce11" office:value-type="string" calcext:value-type="string">
            <text:p>CyberSécurité</text:p>
          </table:table-cell>
          <table:table-cell table:number-columns-repeated="1007"/>
        </table:table-row>
        <table:table-row table:style-name="ro1">
          <table:table-cell table:style-name="ce4" office:value-type="string" calcext:value-type="string">
            <text:p>Cybercriminalité. La plateforme de hackers Genesis Market démantelée, trois Français arrêtés</text:p>
          </table:table-cell>
          <table:table-cell table:style-name="ce6" office:value-type="string" calcext:value-type="string">
            <text:p>Genesis Market, un célèbre site d’achat/vente de données personnelles sur le Darknet, a été démantelé lors d’une vaste opération de police menée dans 17 pays, mardi 4 avril 2023. Trois Français ont été arrêtés. Ils seraient de simples utilisateurs de cette plateforme</text:p>
          </table:table-cell>
          <table:table-cell table:style-name="ce6" office:value-type="string" calcext:value-type="string">
            <text:p><text:a xlink:href="https://www.ouest-france.fr/societe/cyberattaque/cybercriminalite-la-plateforme-de-hackers-genesis-market-demantelee-trois-francais-arretes-e279a3be-d45f-11ed-9ac7-eaa9c5a6ae5a" xlink:type="simple">https://www.ouest-france.fr/societe/cyberattaque/cybercriminalite-la-plateforme-de-hackers-genesis-market-demantelee-trois-francais-arretes-e279a3be-d45f-11ed-9ac7-eaa9c5a6ae5a</text:a></text:p>
          </table:table-cell>
          <table:table-cell table:style-name="ce6" office:value-type="string" calcext:value-type="string">
            <text:p>06/04/2023 à 12h22</text:p>
          </table:table-cell>
          <table:table-cell table:number-columns-repeated="2"/>
          <table:table-cell table:style-name="ce12" office:value-type="string" calcext:value-type="string">
            <text:p>Adobe injecte ses propres modèles d’IA générative dans ses outils pour créatifs </text:p>
          </table:table-cell>
          <table:table-cell table:style-name="ce6" office:value-type="string" calcext:value-type="string">
            <text:p>Adobe introduit Firefly, ses propres modèles d’IA générative. Il sera ainsi possible de créer des images sur Photoshop à l’aide d'indications textuelles. Ces modèles sont mis au point à l'aide d'une toute nouvelle offre de Nvidia qui, sous forme d’un service IaaS, donne accès à un supercalculateur taillé pour l’IA.</text:p>
          </table:table-cell>
          <table:table-cell table:style-name="ce6" office:value-type="string" calcext:value-type="string">
            <text:p><text:a xlink:href="https://www.ictjournal.ch/news/2023-03-22/adobe-injecte-ses-propres-modeles-dia-generative-dans-ses-outils-pour-creatifs" xlink:type="simple">https://www.ictjournal.ch/news/2023-03-22/adobe-injecte-ses-propres-modeles-dia-generative-dans-ses-outils-pour-creatifs</text:a></text:p>
          </table:table-cell>
          <table:table-cell table:style-name="ce6" office:value-type="string" calcext:value-type="string">
            <text:p>Mer 22.03.2023 – 11:53</text:p>
          </table:table-cell>
          <table:table-cell table:number-columns-repeated="2"/>
          <table:table-cell table:style-name="ce4" office:value-type="string" calcext:value-type="string">
            <text:p>Cybersécurité : l’un des plus importants forums de hackers fermé, son fondateur arrêté</text:p>
          </table:table-cell>
          <table:table-cell table:style-name="ce6" office:value-type="string" calcext:value-type="string">
            <text:p>C’est une grosse page qui se tourne dans le monde du piratage informatique, même si la riposte des hackers est d’ores et déjà sur les rails. Le forum BreachForum, fréquenté par plus de 300 000 membres, faisait référence dans le domaine du hacking et regroupait l’une des communautés les plus importantes en la matière.</text:p>
          </table:table-cell>
          <table:table-cell table:style-name="ce6" office:value-type="string" calcext:value-type="string">
            <text:p><text:a xlink:href="https://www.24matins.fr/cybersecurite-lun-des-plus-important-forums-de-hackers-ferme-son-fondateur-arrete-1355092" xlink:type="simple">https://www.24matins.fr/cybersecurite-lun-des-plus-important-forums-de-hackers-ferme-son-fondateur-arrete-1355092</text:a></text:p>
          </table:table-cell>
          <table:table-cell table:style-name="ce6" office:value-type="string" calcext:value-type="string">
            <text:p>publié le 21 mars 2023 à 12h00.</text:p>
          </table:table-cell>
          <table:table-cell table:number-columns-repeated="1008"/>
        </table:table-row>
        <table:table-row table:style-name="ro1">
          <table:table-cell table:style-name="ce4" office:value-type="string" calcext:value-type="string">
            <text:p>Guerre en Ukraine : les cyber-attaquants, l’autre armée de Vladimir Poutine</text:p>
          </table:table-cell>
          <table:table-cell table:style-name="ce6" office:value-type="string" calcext:value-type="string">
            <text:p>Le chef du département de cybersécurité de l'Ukraine a annoncé avoir neutralisé plus de 4.500 cyber-attaques russes visant son pays depuis le début de l'année. Des attaques répétées visant surtout les installations électriques du pays dans le but de priver les Ukrainiens de chauffage et d’électricité cet hiver. </text:p>
          </table:table-cell>
          <table:table-cell table:style-name="ce6" office:value-type="string" calcext:value-type="string">
            <text:p><text:a xlink:href="https://www.latribune.fr/economie/international/guerre-en-ukraine-les-cyber-attaquants-l-autre-armee-de-vladimir-poutine-945933.html" xlink:type="simple">https://www.latribune.fr/economie/international/guerre-en-ukraine-les-cyber-attaquants-l-autre-armee-de-vladimir-poutine-945933.html</text:a></text:p>
          </table:table-cell>
          <table:table-cell table:style-name="ce6" office:value-type="string" calcext:value-type="string">
            <text:p>27 Déc 2022, 11:37 </text:p>
          </table:table-cell>
          <table:table-cell table:number-columns-repeated="2"/>
          <table:table-cell table:style-name="ce4" office:value-type="string" calcext:value-type="string">
            <text:p>IA : GitHub veut changer la vie des développeurs avec Copilot X</text:p>
          </table:table-cell>
          <table:table-cell table:style-name="ce6" office:value-type="string" calcext:value-type="string">
            <text:p>La plateforme, qui s'est construite sur la collaboration en open source d'une vaste communauté de développeurs, veut rajouter toujours plus d'intelligence artificielle dans le quotidien des codeurs. Elle présente ce mercredi une nouvelle version, plus perfectionnée, de son outil Copilot</text:p>
          </table:table-cell>
          <table:table-cell table:style-name="ce6" office:value-type="string" calcext:value-type="string">
            <text:p><text:a xlink:href="https://www.lesechos.fr/tech-medias/intelligence-artificielle/ia-github-veut-changer-la-vie-des-developpeurs-avec-copilot-x-1918154" xlink:type="simple">https://www.lesechos.fr/tech-medias/intelligence-artificielle/ia-github-veut-changer-la-vie-des-developpeurs-avec-copilot-x-1918154</text:a></text:p>
          </table:table-cell>
          <table:table-cell table:style-name="ce6" office:value-type="string" calcext:value-type="string">
            <text:p>Indisponible</text:p>
          </table:table-cell>
          <table:table-cell table:number-columns-repeated="2"/>
          <table:table-cell table:style-name="ce4" office:value-type="string" calcext:value-type="string">
            <text:p>Croissance de 12,4% du marché de la cybersécurité prévue en 2023</text:p>
          </table:table-cell>
          <table:table-cell table:style-name="ce6" office:value-type="string" calcext:value-type="string">
            <text:p>Les dépenses mondiales en logiciels, matériels et services de cybersécurité devraient croître de 12,4% en glissement annuel pour atteindre les 219 milliards de dollars à la fin de cette année, selon les prévisions du cabinet d’études IDC. La barre des 300 milliards de dollars pourrait être franchie d’ici 2026.</text:p>
          </table:table-cell>
          <table:table-cell table:style-name="ce6" office:value-type="string" calcext:value-type="string">
            <text:p><text:a xlink:href="https://www.channelnews.fr/croissance-de-124-du-marche-de-la-cybersecurite-prevue-en-2023-123484" xlink:type="simple">https://www.channelnews.fr/croissance-de-124-du-marche-de-la-cybersecurite-prevue-en-2023-123484</text:a></text:p>
          </table:table-cell>
          <table:table-cell table:style-name="ce6" office:value-type="string" calcext:value-type="string">
            <text:p>Le 23-03-2023</text:p>
          </table:table-cell>
          <table:table-cell table:number-columns-repeated="1008"/>
        </table:table-row>
        <table:table-row table:style-name="ro1">
          <table:table-cell table:style-name="ce4" office:value-type="string" calcext:value-type="string">
            <text:p>Cybersécurité : les menaces principales et émergentes </text:p>
          </table:table-cell>
          <table:table-cell table:style-name="ce6" office:value-type="string" calcext:value-type="string">
            <text:p>La transformation numérique a inévitablement entraîné de nouvelles menaces en matière de cybersécurité. Pendant la pandémie de coronavirus, les entreprises ont dû s'adapter au télétravail et cela a ouvert de nouvelles portes et plus de possibilités pour les cybercriminels. La guerre en Ukraine a également remodelé le paysage des menaces.</text:p>
          </table:table-cell>
          <table:table-cell table:style-name="ce6" office:value-type="string" calcext:value-type="string">
            <text:p><text:a xlink:href="https://www.europarl.europa.eu/news/fr/headlines/society/20220120STO21428/cybersecurite-les-menaces-principales-et-emergentes?&amp;at_campaign=20234-Digital&amp;at_medium=Google_Ads&amp;at_platform=Search&amp;at_creation=RSA&amp;at_goal=TR_G&amp;at_audience=cybermenaces&amp;at_topic=Cybersecurity&amp;at_location=FR&amp;gclid=CjwKCAjwitShBhA6EiwAq3RqA-y6OVe3SNRr_PNGUZcRD2IcR_w73Cr0nibkRq2p6lhPvOShc9ad7RoCOE8QAvD_BwE" xlink:type="simple">https://www.europarl.europa.eu/news/fr/headlines/society/20220120STO21428/cybersecurite-les-menaces-principales-et-emergentes?&amp;at_campaign=20234-Digital&amp;at_medium=Google_Ads&amp;at_platform=Search&amp;at_creation=RSA&amp;at_goal=TR_G&amp;at_audience=cybermenaces&amp;at_topic=Cybersecurity&amp;at_location=FR&amp;gclid=CjwKCAjwitShBhA6EiwAq3RqA-y6OVe3SNRr_PNGUZcRD2IcR_w73Cr0nibkRq2p6lhPvOShc9ad7RoCOE8QAvD_BwE</text:a></text:p>
          </table:table-cell>
          <table:table-cell table:style-name="ce6" office:value-type="string" calcext:value-type="string">
            <text:p>21-03-2023 – 11:31</text:p>
          </table:table-cell>
          <table:table-cell table:number-columns-repeated="2"/>
          <table:table-cell table:style-name="ce4" office:value-type="string" calcext:value-type="string">
            <text:p>Quand l’IA complique la vie des chercheurs au lieu de la simplifier</text:p>
          </table:table-cell>
          <table:table-cell table:style-name="ce6" office:value-type="string" calcext:value-type="string">
            <text:p>Les nouvelles technologies et l’IA sont présentées comme des progrès destinés à simplifier nos vies, et notre travail. Pourtant, c’est parfois le contraire qui se produit. Barbara Ribeiro, professeure associée à SKEMA Business School, et son équipe ont mené des recherches au sein d’une équipe scientifique pour mettre en évidence le “paradoxe de la digitalisation”.</text:p>
          </table:table-cell>
          <table:table-cell table:style-name="ce6" office:value-type="string" calcext:value-type="string">
            <text:p><text:a xlink:href="https://knowledge.skema-bs.fr/quand-lia-complique-la-vie-des-chercheurs-au-lieu-de-la-simplifier/" xlink:type="simple">https://knowledge.skema-bs.fr/quand-lia-complique-la-vie-des-chercheurs-au-lieu-de-la-simplifier/</text:a></text:p>
          </table:table-cell>
          <table:table-cell table:style-name="ce8" office:value-type="date" office:date-value="2023-03-22" calcext:value-type="date">
            <text:p>22/03/23</text:p>
          </table:table-cell>
          <table:table-cell table:number-columns-repeated="2"/>
          <table:table-cell table:style-name="ce4" office:value-type="string" calcext:value-type="string">
            <text:p>Comment faire de ChatGPT un copilote de la cybersécurité</text:p>
          </table:table-cell>
          <table:table-cell table:style-name="ce6" office:value-type="string" calcext:value-type="string">
            <text:p>Le modèle d’IA peut plus facilement filtrer les activités malveillantes dans la télémétrie XDR, améliorer l’efficacité des filtres anti spam et simplifier l’analyse des binaires LotL, selon un récent rapport. Explications.</text:p>
          </table:table-cell>
          <table:table-cell table:style-name="ce6" office:value-type="string" calcext:value-type="string">
            <text:p><text:a xlink:href="https://www.toolinux.com/?comment-faire-de-chatgpt-un-copilote-de-la-cybersecurite" xlink:type="simple">https://www.toolinux.com/?comment-faire-de-chatgpt-un-copilote-de-la-cybersecurite</text:a></text:p>
          </table:table-cell>
          <table:table-cell table:style-name="ce8" office:value-type="date" office:date-value="2023-03-21" calcext:value-type="date">
            <text:p>21/03/23</text:p>
          </table:table-cell>
          <table:table-cell table:number-columns-repeated="1008"/>
        </table:table-row>
        <table:table-row table:style-name="ro1">
          <table:table-cell table:style-name="ce4" office:value-type="string" calcext:value-type="string">
            <text:p>Un niveau élevé de cybermenaces en 2022</text:p>
          </table:table-cell>
          <table:table-cell table:style-name="ce7" office:value-type="string" calcext:value-type="string">
            <text:p>Dans son Panorama de la cybermenace 2022, l’Agence nationale de la sécurité des systèmes d’information (ANSSI) revient sur les grandes tendances de la menace cyber en 2022. Malgré le conflit russo-ukrainien et ses effets dans le cyberespace, les tendances de la menace identifiées en 2021 se sont confirmées en 2022. </text:p>
          </table:table-cell>
          <table:table-cell table:style-name="ce6" office:value-type="string" calcext:value-type="string">
            <text:p><text:a xlink:href="https://www.ssi.gouv.fr/actualite/un-niveau-eleve-de-cybermenaces-en-2022/" xlink:type="simple">https://www.ssi.gouv.fr/actualite/un-niveau-eleve-de-cybermenaces-en-2022/</text:a></text:p>
          </table:table-cell>
          <table:table-cell table:style-name="ce6" office:value-type="string" calcext:value-type="string">
            <text:p>Indisponible</text:p>
          </table:table-cell>
          <table:table-cell table:number-columns-repeated="2"/>
          <table:table-cell table:style-name="ce4" office:value-type="string" calcext:value-type="string">
            <text:p>Ubisoft va utiliser une IA pour assister (ou remplacer) ses scénaristes</text:p>
          </table:table-cell>
          <table:table-cell table:style-name="ce6" office:value-type="string" calcext:value-type="string">
            <text:p>Alors que tout part en vrille pour Ubisoft, la firme française vient d’annoncer qu’elle compte se servir d’une IA pour l’aider à faire ses prochains jeux.</text:p>
          </table:table-cell>
          <table:table-cell table:style-name="ce6" office:value-type="string" calcext:value-type="string">
            <text:p><text:a xlink:href="https://www.ecranlarge.com/jeux-video/news/1472263-ubisoft-va-utiliser-une-ia-pour-assister-ou-remplacer-ses-scenaristes" xlink:type="simple">https://www.ecranlarge.com/jeux-video/news/1472263-ubisoft-va-utiliser-une-ia-pour-assister-ou-remplacer-ses-scenaristes</text:a></text:p>
          </table:table-cell>
          <table:table-cell table:style-name="ce8" office:value-type="date" office:date-value="2023-03-23" calcext:value-type="date">
            <text:p>23/03/23</text:p>
          </table:table-cell>
          <table:table-cell table:number-columns-repeated="2"/>
          <table:table-cell table:style-name="ce4" office:value-type="string" calcext:value-type="string">
            <text:p>25 entreprises bretonnes de la cybersécurité au FIC de Lille</text:p>
          </table:table-cell>
          <table:table-cell table:style-name="ce6" office:value-type="string" calcext:value-type="string">
            <text:p>À l’occasion du Forum international de la cybersécurité (FIC), qui se tient à Lille du 5 au 7 avril, au Grand Palais, une délégation de 16 entreprises bretonnes se rend dans le Nord, accompagnée par Bretagne Développement Innovation.</text:p>
          </table:table-cell>
          <table:table-cell table:style-name="ce6" office:value-type="string" calcext:value-type="string">
            <text:p><text:a xlink:href="https://www.lejournaldesentreprises.com/ille-et-vilaine/breve/25-entreprises-bretonnes-de-la-cybersecurite-au-fic-de-lille-2056799" xlink:type="simple">https://www.lejournaldesentreprises.com/ille-et-vilaine/breve/25-entreprises-bretonnes-de-la-cybersecurite-au-fic-de-lille-2056799</text:a></text:p>
          </table:table-cell>
          <table:table-cell table:style-name="ce8" office:value-type="date" office:date-value="2023-03-22" calcext:value-type="date">
            <text:p>22/03/23</text:p>
          </table:table-cell>
          <table:table-cell table:number-columns-repeated="1008"/>
        </table:table-row>
        <table:table-row table:style-name="ro1">
          <table:table-cell table:style-name="ce4" office:value-type="string" calcext:value-type="string">
            <text:p>Cyberattaque : Les villes représentent de très très belles cibles pour les pirates</text:p>
          </table:table-cell>
          <table:table-cell table:style-name="ce6" office:value-type="string" calcext:value-type="string">
            <text:p><text:s/>Jean Bart 2.0 Le Forum international de la cybersécurité se tient jusqu’à vendredi à Lille. Les systèmes informatiques des collectivités sont ces dernières années de plus en plus attaqués. Se prémunir des pirates est devenu un enjeu vital </text:p>
          </table:table-cell>
          <table:table-cell table:style-name="ce6" office:value-type="string" calcext:value-type="string">
            <text:p><text:a xlink:href="https://www.20minutes.fr/dossier/cyberattaque" xlink:type="simple">https://www.20minutes.fr/dossier/cyberattaque</text:a></text:p>
          </table:table-cell>
          <table:table-cell table:style-name="ce6" office:value-type="string" calcext:value-type="string">
            <text:p>06/04/23 à 08h32</text:p>
          </table:table-cell>
          <table:table-cell table:number-columns-repeated="2"/>
          <table:table-cell table:style-name="ce4" office:value-type="string" calcext:value-type="string">
            <text:p>Enquête : derrière l’IA, les travailleurs précaires des pays du Sud </text:p>
          </table:table-cell>
          <table:table-cell table:style-name="ce6" office:value-type="string" calcext:value-type="string">
            <text:p>Il n’y a pas que des robots derrière l’intelligence artificielle (IA) : en bout de chaîne, on trouve souvent des travailleurs des pays du sud. Récemment une enquête du Time révélait que des travailleurs kényans payés moins de trois euros de l’heure étaient chargés de s’assurer que les données utilisées pour entraîner ChatGPT ne comportaient pas de contenu à caractère discriminatoire.</text:p>
          </table:table-cell>
          <table:table-cell table:style-name="ce6" office:value-type="string" calcext:value-type="string">
            <text:p>https://theconversation.com/enquete-derriere-lia-les-travailleurs-precaires-des-pays-du-sud-201503</text:p>
          </table:table-cell>
          <table:table-cell table:style-name="ce6" office:value-type="string" calcext:value-type="string">
            <text:p>Publié: 26 mars 2023, 18:08 CEST</text:p>
          </table:table-cell>
          <table:table-cell table:number-columns-repeated="2"/>
          <table:table-cell table:style-name="ce4" office:value-type="string" calcext:value-type="string">
            <text:p>En matière de cybersécurité, il vaut mieux tromper l'ennemi !</text:p>
          </table:table-cell>
          <table:table-cell table:style-name="ce6" office:value-type="string" calcext:value-type="string">
            <text:p>Née dans les années 1990, la cyberdéception revient progressivement sur le devant de la scène comme l'un des éléments clés d'une gestion proactive et anticipée des risques. Mais qu'est-ce-que cela comprend ? Retour sur les techniques de tromperie pouvant être mises en place par les entreprises vis à vis des cyberattaquants.</text:p>
          </table:table-cell>
          <table:table-cell table:style-name="ce6" office:value-type="string" calcext:value-type="string">
            <text:p><text:a xlink:href="https://www.lemondeinformatique.fr/actualites/lire-en-matiere-de-cybersecurite-il-vaut-mieux-tromper-l-ennemi-89642.html" xlink:type="simple">https://www.lemondeinformatique.fr/actualites/lire-en-matiere-de-cybersecurite-il-vaut-mieux-tromper-l-ennemi-89642.html</text:a></text:p>
          </table:table-cell>
          <table:table-cell table:style-name="ce6" office:value-type="string" calcext:value-type="string">
            <text:p/>
            <text:p>Publié le 24 Mars 2023</text:p>
            <text:p/>
          </table:table-cell>
          <table:table-cell table:number-columns-repeated="1008"/>
        </table:table-row>
        <table:table-row table:style-name="ro1">
          <table:table-cell table:style-name="ce4" office:value-type="string" calcext:value-type="string">
            <text:p>Cyberattaques : quel constat en 2022 ?</text:p>
          </table:table-cell>
          <table:table-cell table:style-name="ce6" office:value-type="string" calcext:value-type="string">
            <text:p>Les cyberattaques ont été classées au cinquième rang des risques les plus importants en 2020, selon un rapport de World Economic Forum. Cette « industrie », qui affecte les particuliers, les institutions, les États et les professionnels, continue de croître en 2022.</text:p>
          </table:table-cell>
          <table:table-cell table:style-name="ce6" office:value-type="string" calcext:value-type="string">
            <text:p><text:a xlink:href="https://www.nextinpact.com/article/70273/cyberattaques-quel-constat-en-2022" xlink:type="simple">https://www.nextinpact.com/article/70273/cyberattaques-quel-constat-en-2022</text:a></text:p>
          </table:table-cell>
          <table:table-cell table:style-name="ce6" office:value-type="string" calcext:value-type="string">
            <text:p><text:s/>mercredi 2 novembre 2022 à 16:42</text:p>
          </table:table-cell>
          <table:table-cell table:number-columns-repeated="2"/>
          <table:table-cell table:style-name="ce4" office:value-type="string" calcext:value-type="string">
            <text:p>Les indices qui trahissent les images générées par IA</text:p>
          </table:table-cell>
          <table:table-cell table:style-name="ce6" office:value-type="string" calcext:value-type="string">
            <text:p>Macron en éboueur, Trump arrêté: ces images générées via l'intelligence artificielle ont fait le tour d'internet. S'il n'existe pas d'outil capable de les détecter avec certitude, recontextualiser le cliché et repérer des incohérences visuelles peut permettre de les repérer, ont expliqué des spécialistes à l'AFP.</text:p>
          </table:table-cell>
          <table:table-cell table:style-name="ce6" office:value-type="string" calcext:value-type="string">
            <text:p><text:a xlink:href="https://www.pesesurstart.com/2023/03/27/les-indices-qui-trahissent-les-images-generees-par-ia-1" xlink:type="simple">https://www.pesesurstart.com/2023/03/27/les-indices-qui-trahissent-les-images-generees-par-ia-1</text:a></text:p>
          </table:table-cell>
          <table:table-cell table:style-name="ce6" office:value-type="string" calcext:value-type="string">
            <text:p>27 mars 2023 12H02</text:p>
          </table:table-cell>
          <table:table-cell table:number-columns-repeated="2"/>
          <table:table-cell table:style-name="ce12" office:value-type="string" calcext:value-type="string">
            <text:p>Cybersécurité : l’hameçonnage est la première menace pour les PME</text:p>
          </table:table-cell>
          <table:table-cell table:style-name="ce6" office:value-type="string" calcext:value-type="string">
            <text:p>Les PME françaises ont été principalement victimes de cyberattaques par hameçonnage selon le rapport annuel 2022 de Cybermalveillance.gouv.fr. Les attaques par rançongiciel reculent un peu.</text:p>
          </table:table-cell>
          <table:table-cell table:style-name="ce6" office:value-type="string" calcext:value-type="string">
            <text:p><text:a xlink:href="https://www.itespresso.fr/cybersecurite-hameconnage-premiere-menace-pme-269375.html" xlink:type="simple">https://www.itespresso.fr/cybersecurite-hameconnage-premiere-menace-pme-269375.html</text:a></text:p>
          </table:table-cell>
          <table:table-cell table:style-name="ce6" office:value-type="string" calcext:value-type="string">
            <text:p>24 mars 2023, 15:14</text:p>
          </table:table-cell>
          <table:table-cell table:number-columns-repeated="1008"/>
        </table:table-row>
        <table:table-row table:style-name="ro1">
          <table:table-cell table:style-name="ce4" office:value-type="string" calcext:value-type="string">
            <text:p>Cybersécurité : la France est le 5e pays le plus visé par les attaques par ransomwares</text:p>
          </table:table-cell>
          <table:table-cell table:style-name="ce6" office:value-type="string" calcext:value-type="string">
            <text:p>2022 a été une année noire pour la cybersécurité, les attaques par ransomwares ayant atteint des niveaux sans précédent ces derniers mois. La France fait d’ailleurs partie des pays les plus visés par les attaques par rançongiciels.</text:p>
          </table:table-cell>
          <table:table-cell table:style-name="ce6" office:value-type="string" calcext:value-type="string">
            <text:p><text:a xlink:href="https://www.phonandroid.com/cybersecurite-la-france-est-le-5e-pays-le-plus-vise-par-les-attaques-par-ransomwares.html" xlink:type="simple">https://www.phonandroid.com/cybersecurite-la-france-est-le-5e-pays-le-plus-vise-par-les-attaques-par-ransomwares.html</text:a></text:p>
          </table:table-cell>
          <table:table-cell table:style-name="ce8" office:value-type="date" office:date-value="2023-02-23" calcext:value-type="date">
            <text:p>23/02/23</text:p>
          </table:table-cell>
          <table:table-cell table:number-columns-repeated="2"/>
          <table:table-cell table:style-name="ce4" office:value-type="string" calcext:value-type="string">
            <text:p>Un MOOC pour enfin comprendre l’IA</text:p>
          </table:table-cell>
          <table:table-cell table:style-name="ce6" office:value-type="string" calcext:value-type="string">
            <text:p>Qu’est-ce que l’IA (Intelligence Artificielle) ? le site Roteco propose un MOOC pour comprendre les concepts de base et les capacités de l’IA et mettre en œuvre des activités efficaces liées à l’IA dans la salle de classe pour soutenir l’enseignement et l’apprentissage. La formation, composée de quatre modules, est disponible du 13 mars au 19 avril.</text:p>
          </table:table-cell>
          <table:table-cell table:style-name="ce6" office:value-type="string" calcext:value-type="string">
            <text:p><text:a xlink:href="https://www.cafepedagogique.net/2023/03/28/un-mooc-pour-enfin-comprendre-lia/" xlink:type="simple">https://www.cafepedagogique.net/2023/03/28/un-mooc-pour-enfin-comprendre-lia/</text:a></text:p>
          </table:table-cell>
          <table:table-cell table:style-name="ce8" office:value-type="date" office:date-value="2023-03-28" calcext:value-type="date">
            <text:p>28/03/23</text:p>
          </table:table-cell>
          <table:table-cell table:number-columns-repeated="2"/>
          <table:table-cell table:style-name="ce4" office:value-type="string" calcext:value-type="string">
            <text:p>La France interdit TikTok ainsi que les autres « applications récréatives »</text:p>
          </table:table-cell>
          <table:table-cell table:style-name="ce6" office:value-type="string" calcext:value-type="string">
            <text:p>Après les États-Unis, le Canada, la Nouvelle-Zélande, la Commission Européenne, etc. c’est au tour de la France d’interdire l’installation et l’utilisation de TikTok sur ses appareils gouvernementaux.</text:p>
          </table:table-cell>
          <table:table-cell table:style-name="ce6" office:value-type="string" calcext:value-type="string">
            <text:p><text:a xlink:href="https://www.fredzone.org/la-france-interdit-tiktok-ainsi-que-les-autres-applications-recreatives-ara356" xlink:type="simple">https://www.fredzone.org/la-france-interdit-tiktok-ainsi-que-les-autres-applications-recreatives-ara356</text:a></text:p>
          </table:table-cell>
          <table:table-cell table:style-name="ce8" office:value-type="date" office:date-value="2023-03-25" calcext:value-type="date">
            <text:p>25/03/23</text:p>
          </table:table-cell>
          <table:table-cell table:number-columns-repeated="1008"/>
        </table:table-row>
        <table:table-row table:style-name="ro1">
          <table:table-cell table:style-name="ce4" office:value-type="string" calcext:value-type="string">
            <text:p>Cybersécurité : quelles sont les prévisions pour 2023 ?</text:p>
          </table:table-cell>
          <table:table-cell table:style-name="ce6" office:value-type="string" calcext:value-type="string">
            <text:p>2023 sera une année très animée sur le secteur de la sécurité numérique. En effet, après une année 2022 qui a vu les actes de piratage se multiplier et le contexte mondial se complexifier, la protection contre les cyberattaques devient un enjeu majeur pour les entreprises et les États.</text:p>
          </table:table-cell>
          <table:table-cell table:style-name="ce6" office:value-type="string" calcext:value-type="string">
            <text:p><text:a xlink:href="https://solutions.lesechos.fr/tech/c/cybersecurite-quelles-sont-les-previsions-pour-2023-35344/" xlink:type="simple">https://solutions.lesechos.fr/tech/c/cybersecurite-quelles-sont-les-previsions-pour-2023-35344/</text:a></text:p>
          </table:table-cell>
          <table:table-cell table:style-name="ce8" office:value-type="date" office:date-value="2022-12-30" calcext:value-type="date">
            <text:p>30/12/22</text:p>
          </table:table-cell>
          <table:table-cell table:number-columns-repeated="2"/>
          <table:table-cell table:style-name="ce4" office:value-type="string" calcext:value-type="string">
            <text:p>Elle crée une IA qui traduit les gestes de la langue des signes en mots</text:p>
          </table:table-cell>
          <table:table-cell table:style-name="ce6" office:value-type="string" calcext:value-type="string">
            <text:p>Depuis plus d’un an, Priyanjali Gupta travaille à l’élaboration d’une intelligence artificielle qui permet de traduire les gestes de la langue des signes américaine en mots. Étudiante à la Vellore Institute of Technology en Inde, elle a souhaité utiliser ses talents en développement pour une cause utile et noble.</text:p>
          </table:table-cell>
          <table:table-cell table:style-name="ce6" office:value-type="string" calcext:value-type="string">
            <text:p><text:a xlink:href="https://www.20min.ch/fr/video/elle-cree-une-ia-qui-traduit-les-gestes-de-la-langue-des-signes-en-mots-255763670504" xlink:type="simple">https://www.20min.ch/fr/video/elle-cree-une-ia-qui-traduit-les-gestes-de-la-langue-des-signes-en-mots-255763670504</text:a></text:p>
          </table:table-cell>
          <table:table-cell table:style-name="ce6" office:value-type="string" calcext:value-type="string">
            <text:p>Publié29 mars 2023, 07:05</text:p>
          </table:table-cell>
          <table:table-cell table:number-columns-repeated="2"/>
          <table:table-cell table:style-name="ce4" office:value-type="string" calcext:value-type="string">
            <text:p>Cybersécurité : « Les hôpitaux ont besoin d'être accompagnés»</text:p>
          </table:table-cell>
          <table:table-cell table:style-name="ce6" office:value-type="string" calcext:value-type="string">
            <text:p>Il s'agit d'«une matière toujours en mouvement, qui s'entretient». La Fédération Hospitalière de France (FHF) a intégré l'enjeu crucial de la cybersécurité à sa politique, constate le fort besoin d'accompagnement des établissements et s'efforce d'y répondre, mais les moyens restent essentiels. </text:p>
          </table:table-cell>
          <table:table-cell table:style-name="ce6" office:value-type="string" calcext:value-type="string">
            <text:p>Après les États-Unis, le Canada, la Nouvelle-Zélande, la Commission Européenne, etc. c’est au tour de la France d’interdire l’installation et l’utilisation de TikTok sur ses appareils gouvernementaux.</text:p>
          </table:table-cell>
          <table:table-cell table:style-name="ce8" office:value-type="date" office:date-value="2023-03-27" calcext:value-type="date">
            <text:p>27/03/23</text:p>
          </table:table-cell>
          <table:table-cell table:number-columns-repeated="1008"/>
        </table:table-row>
        <table:table-row table:style-name="ro1">
          <table:table-cell table:style-name="ce4" office:value-type="string" calcext:value-type="string">
            <text:p>Les attaques de phishing en hausse de plus de 31 % au 3 trimestre 2022</text:p>
          </table:table-cell>
          <table:table-cell table:style-name="ce6" office:value-type="string" calcext:value-type="string">
            <text:p>Selon l'entreprise de cybersécurité Vade Secure, au cours du seul troisième trimestre, les attaquants ont envoyé plus de 203,9 millions de courriels, contre 155,3 millions au trimestre précédent.</text:p>
          </table:table-cell>
          <table:table-cell table:style-name="ce6" office:value-type="string" calcext:value-type="string">
            <text:p><text:a xlink:href="https://www.lemondeinformatique.fr/actualites/lire-les-attaques-de-phishing-en-hausse-de-plus-de-31-au-3-trimestre-2022-88477.html" xlink:type="simple">https://www.lemondeinformatique.fr/actualites/lire-les-attaques-de-phishing-en-hausse-de-plus-de-31-au-3-trimestre-2022-88477.html</text:a></text:p>
          </table:table-cell>
          <table:table-cell table:style-name="ce6" office:value-type="string" calcext:value-type="string">
            <text:p/>
            <text:p>publié le 31 Octobre 2022</text:p>
          </table:table-cell>
          <table:table-cell table:number-columns-repeated="2"/>
          <table:table-cell table:style-name="ce4" office:value-type="string" calcext:value-type="string">
            <text:p>Le bouclier contre les images produites par les IA existe et il faut le brandir au plus vite</text:p>
          </table:table-cell>
          <table:table-cell table:style-name="ce6" office:value-type="string" calcext:value-type="string">
            <text:p>Pour que les photos de presse redeviennent crédibles face aux IA telles que Midjourney ou Stable Diffusion, il faut que les industriels implémentent massivement les outils déjà disponibles de la Content Authenticity Initiative. Non seulement c’est possible, mais c’est urgent.</text:p>
          </table:table-cell>
          <table:table-cell table:style-name="ce6" office:value-type="string" calcext:value-type="string">
            <text:p><text:a xlink:href="https://www.01net.com/actualites/le-bouclier-contre-les-images-produites-les-ia-existe-et-il-faut-le-brandir-au-plus-vite.html" xlink:type="simple">https://www.01net.com/actualites/le-bouclier-contre-les-images-produites-les-ia-existe-et-il-faut-le-brandir-au-plus-vite.html</text:a></text:p>
          </table:table-cell>
          <table:table-cell table:style-name="ce6" office:value-type="string" calcext:value-type="string">
            <text:p>29 mars 2023 à 08:33 </text:p>
          </table:table-cell>
          <table:table-cell table:number-columns-repeated="2"/>
          <table:table-cell table:style-name="ce4" office:value-type="string" calcext:value-type="string">
            <text:p>Orange recrute 800 emplois dans sa filiale de cybersécurité</text:p>
          </table:table-cell>
          <table:table-cell table:style-name="ce6" office:value-type="string" calcext:value-type="string">
            <text:p>« L’objectif est de recruter 800 personnes dans les neufs pays »</text:p>
          </table:table-cell>
          <table:table-cell table:style-name="ce6" office:value-type="string" calcext:value-type="string">
            <text:p><text:a xlink:href="https://www.strategies.fr/actualites/medias/LQ1782421C/orange-recrute-800-emplois-dans-sa-filiale-de-cybersecurite.html" xlink:type="simple">https://www.strategies.fr/actualites/medias/LQ1782421C/orange-recrute-800-emplois-dans-sa-filiale-de-cybersecurite.html</text:a></text:p>
          </table:table-cell>
          <table:table-cell table:style-name="ce8" office:value-type="date" office:date-value="2023-04-05" calcext:value-type="date">
            <text:p>05/04/23</text:p>
          </table:table-cell>
          <table:table-cell table:number-columns-repeated="1008"/>
        </table:table-row>
        <table:table-row table:style-name="ro1" table:number-rows-repeated="29">
          <table:table-cell table:style-name="ce4"/>
          <table:table-cell table:style-name="ce6" table:number-columns-repeated="3"/>
          <table:table-cell table:number-columns-repeated="1020"/>
        </table:table-row>
        <table:table-row table:style-name="ro1" table:number-rows-repeated="104853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13">00/00/0000</text:date>, <text:time style:data-style-name="N2" text:time-value="17:39:57.52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13T17:42:49.544000000</dc:date>
    <meta:editing-duration>PT17M19S</meta:editing-duration>
    <meta:editing-cycles>3</meta:editing-cycles>
    <meta:generator>LibreOffice/7.1.1.2$Windows_X86_64 LibreOffice_project/fe0b08f4af1bacafe4c7ecc87ce55bb426164676</meta:generator>
    <meta:document-statistic meta:table-count="1" meta:cell-count="123" meta:object-count="0"/>
  </office:meta>
</office:document-meta>
</file>